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draw:fill-color="#ff0000" fo:padding-top="-0.05cm" fo:padding-bottom="-0.05cm" fo:padding-left="-0.05cm" fo:padding-right="-0.05cm"/>
    </style:style>
    <style:style style:name="gr3" style:family="graphic" style:parent-style-name="standard">
      <style:graphic-properties svg:stroke-width="0cm" draw:fill-color="#ffffff" fo:padding-top="-0.05cm" fo:padding-bottom="-0.05cm" fo:padding-left="-0.05cm" fo:padding-right="-0.05cm"/>
    </style:style>
    <style:style style:name="gr4" style:family="graphic" style:parent-style-name="standard">
      <style:graphic-properties svg:stroke-width="0cm" draw:fill-color="#00ff00" fo:padding-top="-0.05cm" fo:padding-bottom="-0.05cm" fo:padding-left="-0.05cm" fo:padding-right="-0.05cm"/>
    </style:style>
    <style:style style:name="gr5" style:family="graphic" style:parent-style-name="standard">
      <style:graphic-properties svg:stroke-width="0.05cm" svg:stroke-color="#000000" draw:fill="none" draw:fill-color="#ffffff" fo:padding-top="-0.025cm" fo:padding-bottom="-0.025cm" fo:padding-left="-0.025cm" fo:padding-right="-0.025cm"/>
    </style:style>
    <style:style style:name="gr6" style:family="graphic" style:parent-style-name="standard">
      <style:graphic-properties draw:stroke="none" draw:fill="none" draw:textarea-horizontal-align="center" draw:textarea-vertical-align="middle" draw:auto-grow-width="true" fo:min-height="0.375cm" fo:min-width="2.5cm"/>
    </style:style>
  </office:automatic-styles>
  <office:body>
    <office:drawing>
      <draw:page draw:name="page1" draw:style-name="dp1" draw:master-page-name="Default">
        <draw:g>
          <draw:glue-point draw:id="4" svg:x="-3cm" svg:y="2.5cm"/>
          <draw:glue-point draw:id="5" svg:x="-1.5cm" svg:y="2.5cm"/>
          <draw:glue-point draw:id="6" svg:x="0cm" svg:y="2.5cm"/>
          <draw:glue-point draw:id="7" svg:x="1.5cm" svg:y="2.5cm"/>
          <draw:glue-point draw:id="8" svg:x="3cm" svg:y="2.5cm"/>
          <draw:path draw:style-name="gr1" draw:layer="layout" svg:width="2.5cm" svg:height="1.5cm" svg:x="0cm" svg:y="0cm" svg:viewBox="0 0 2501 1501" svg:d="m62 0h2376c0 0 63 0 63 62v1376c0 0 0 63-63 63h-2376c0 0-62 0-62-63v-1376c0 0 0-62 62-62z">
            <text:p/>
          </draw:path>
          <draw:polygon draw:style-name="gr2" draw:layer="layout" svg:width="2.375cm" svg:height="0.75cm" svg:x="0.063cm" svg:y="0.375cm" svg:viewBox="0 0 2376 751" draw:points="0,0 2376,0 2376,751 0,751">
            <text:p/>
          </draw:polygon>
          <draw:path draw:style-name="gr3" draw:layer="layout" svg:width="1.75cm" svg:height="0.275cm" svg:x="0.5cm" svg:y="0.563cm" svg:viewBox="0 0 1751 276" svg:d="m25 0h1700c0 0 26 0 26 25v225c0 0 0 26-26 26h-1700c0 0-25 0-25-26v-225c0 0 0-25 25-25z">
            <text:p/>
          </draw:path>
          <draw:path draw:style-name="gr4" draw:layer="layout" svg:width="0.85cm" svg:height="0.225cm" svg:x="1.375cm" svg:y="0.588cm" svg:viewBox="0 0 851 226" svg:d="m25 0h800c0 0 26 0 26 25v175c0 0 0 26-26 26h-800c0 0-25 0-25-26v-175c0 0 0-25 25-25z">
            <text:p/>
          </draw:path>
          <draw:polygon draw:style-name="gr3" draw:layer="layout" svg:width="0.063cm" svg:height="0.05cm" svg:x="0.063cm" svg:y="0.537cm" svg:viewBox="0 0 64 51" draw:points="0,25 64,0 64,51">
            <text:p/>
          </draw:polygon>
          <draw:polygon draw:style-name="gr3" draw:layer="layout" svg:width="0.063cm" svg:height="0.05cm" svg:x="0.063cm" svg:y="0.725cm" svg:viewBox="0 0 64 51" draw:points="0,25 64,0 64,51">
            <text:p/>
          </draw:polygon>
          <draw:polygon draw:style-name="gr3" draw:layer="layout" svg:width="0.063cm" svg:height="0.05cm" svg:x="0.063cm" svg:y="0.912cm" svg:viewBox="0 0 64 51" draw:points="0,25 64,0 64,51">
            <text:p/>
          </draw:polygon>
          <draw:polygon draw:style-name="gr2" draw:layer="layout" svg:width="2.375cm" svg:height="0.188cm" svg:x="0.063cm" svg:y="1.25cm" svg:viewBox="0 0 2376 189" draw:points="0,0 2376,0 2376,189 0,189">
            <text:p/>
          </draw:polygon>
          <draw:polygon draw:style-name="gr3" draw:layer="layout" svg:width="0.05cm" svg:height="0.063cm" svg:x="0.475cm" svg:y="1.375cm" svg:viewBox="0 0 51 64" draw:points="0,0 51,0 25,64">
            <text:p/>
          </draw:polygon>
          <draw:polygon draw:style-name="gr3" draw:layer="layout" svg:width="0.05cm" svg:height="0.063cm" svg:x="0.85cm" svg:y="1.375cm" svg:viewBox="0 0 51 64" draw:points="0,0 51,0 25,64">
            <text:p/>
          </draw:polygon>
          <draw:polygon draw:style-name="gr3" draw:layer="layout" svg:width="0.05cm" svg:height="0.063cm" svg:x="1.225cm" svg:y="1.375cm" svg:viewBox="0 0 51 64" draw:points="0,0 51,0 25,64">
            <text:p/>
          </draw:polygon>
          <draw:polygon draw:style-name="gr3" draw:layer="layout" svg:width="0.05cm" svg:height="0.063cm" svg:x="1.6cm" svg:y="1.375cm" svg:viewBox="0 0 51 64" draw:points="0,0 51,0 25,64">
            <text:p/>
          </draw:polygon>
          <draw:polygon draw:style-name="gr3" draw:layer="layout" svg:width="0.05cm" svg:height="0.063cm" svg:x="1.975cm" svg:y="1.375cm" svg:viewBox="0 0 51 64" draw:points="0,0 51,0 25,64">
            <text:p/>
          </draw:polygon>
          <draw:circle draw:style-name="gr1" draw:layer="layout" svg:width="0.125cm" svg:height="0.125cm" svg:x="0cm" svg:y="0cm">
            <text:p/>
          </draw:circle>
          <draw:line draw:style-name="gr5" draw:layer="layout" svg:x1="0cm" svg:y1="0.063cm" svg:x2="0.125cm" svg:y2="0.063cm">
            <text:p/>
          </draw:line>
          <draw:line draw:style-name="gr5" draw:layer="layout" svg:x1="0.063cm" svg:y1="0cm" svg:x2="0.063cm" svg:y2="0.125cm">
            <text:p/>
          </draw:line>
          <draw:circle draw:style-name="gr1" draw:layer="layout" svg:width="0.125cm" svg:height="0.125cm" svg:x="2.375cm" svg:y="0cm">
            <text:p/>
          </draw:circle>
          <draw:line draw:style-name="gr5" draw:layer="layout" svg:x1="2.375cm" svg:y1="0.063cm" svg:x2="2.5cm" svg:y2="0.063cm">
            <text:p/>
          </draw:line>
          <draw:line draw:style-name="gr5" draw:layer="layout" svg:x1="2.438cm" svg:y1="0cm" svg:x2="2.438cm" svg:y2="0.125cm">
            <text:p/>
          </draw:line>
          <draw:circle draw:style-name="gr1" draw:layer="layout" svg:width="0.125cm" svg:height="0.125cm" svg:x="0cm" svg:y="1.375cm">
            <text:p/>
          </draw:circle>
          <draw:line draw:style-name="gr5" draw:layer="layout" svg:x1="0cm" svg:y1="1.438cm" svg:x2="0.125cm" svg:y2="1.438cm">
            <text:p/>
          </draw:line>
          <draw:line draw:style-name="gr5" draw:layer="layout" svg:x1="0.063cm" svg:y1="1.375cm" svg:x2="0.063cm" svg:y2="1.5cm">
            <text:p/>
          </draw:line>
          <draw:circle draw:style-name="gr1" draw:layer="layout" svg:width="0.125cm" svg:height="0.125cm" svg:x="2.375cm" svg:y="1.375cm">
            <text:p/>
          </draw:circle>
          <draw:line draw:style-name="gr5" draw:layer="layout" svg:x1="2.375cm" svg:y1="1.438cm" svg:x2="2.5cm" svg:y2="1.438cm">
            <text:p/>
          </draw:line>
          <draw:line draw:style-name="gr5" draw:layer="layout" svg:x1="2.438cm" svg:y1="1.375cm" svg:x2="2.438cm" svg:y2="1.5cm">
            <text:p/>
          </draw:line>
          <draw:frame draw:style-name="gr6" draw:layer="layout" svg:width="2.5cm" svg:height="1.025cm" svg:x="0cm" svg:y="1.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enewable Energy - Data Logger</dc:title>
    <meta:creation-date>2011-02-07T16:48:42</meta:creation-date>
    <meta:editing-duration>P0D</meta:editing-duration>
    <meta:editing-cycles>1</meta:editing-cycles>
    <meta:document-statistic meta:object-count="27"/>
    <meta:generator>OpenOffice.org/3.3$Linux OpenOffice.org_project/330m20$Build-9567</meta:generator>
  </office:meta>
</office:document-meta>
</file>